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Lucida Handwriting" svg:font-family="'Lucida Handwriting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0e2a" officeooo:paragraph-rsid="000d3570"/>
    </style:style>
    <style:style style:name="P2" style:family="paragraph" style:parent-style-name="Standard">
      <style:paragraph-properties fo:text-align="start" style:justify-single-word="false"/>
      <style:text-properties officeooo:rsid="000c0e2a" officeooo:paragraph-rsid="000d3570"/>
    </style:style>
    <style:style style:name="P3" style:family="paragraph" style:parent-style-name="Standard">
      <style:text-properties officeooo:rsid="000c0e2a" officeooo:paragraph-rsid="000f5502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c0e2a" officeooo:paragraph-rsid="000f5502"/>
    </style:style>
    <style:style style:name="P5" style:family="paragraph" style:parent-style-name="Standard">
      <style:paragraph-properties fo:text-align="start" style:justify-single-word="false"/>
      <style:text-properties officeooo:rsid="000f5502" officeooo:paragraph-rsid="000d3570"/>
    </style:style>
    <style:style style:name="P6" style:family="paragraph" style:parent-style-name="Standard">
      <style:paragraph-properties fo:text-align="start" style:justify-single-word="false"/>
      <style:text-properties fo:language="ru" fo:country="RU" style:text-underline-style="none" officeooo:rsid="000f5502" officeooo:paragraph-rsid="000f5502"/>
    </style:style>
    <style:style style:name="P7" style:family="paragraph" style:parent-style-name="Standard">
      <style:paragraph-properties fo:text-align="center" style:justify-single-word="false"/>
      <style:text-properties fo:font-size="12pt" fo:language="ru" fo:country="RU" style:text-underline-style="solid" style:text-underline-width="auto" style:text-underline-color="font-color" fo:font-weight="normal" officeooo:rsid="000f5502" officeooo:paragraph-rsid="000f550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ru" fo:country="RU" style:text-underline-style="none" officeooo:rsid="001106b9" officeooo:paragraph-rsid="001106b9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language="ru" fo:country="RU" style:text-underline-style="none" officeooo:rsid="00127b86" officeooo:paragraph-rsid="00127b86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language="ru" fo:country="RU" style:text-underline-style="none" officeooo:rsid="00127b86" officeooo:paragraph-rsid="0014500a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language="ru" fo:country="RU" style:text-underline-style="none" officeooo:rsid="0015ca56" officeooo:paragraph-rsid="0015ca56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officeooo:rsid="000c0e2a" officeooo:paragraph-rsid="000dbbb3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0c0e2a" officeooo:paragraph-rsid="000dbbb3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0c0e2a" officeooo:paragraph-rsid="000f550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officeooo:rsid="000c0e2a" officeooo:paragraph-rsid="000f5502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officeooo:rsid="000c0e2a" officeooo:paragraph-rsid="001106b9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0pt" fo:language="ru" fo:country="RU" style:text-underline-style="none" officeooo:rsid="000f5502" officeooo:paragraph-rsid="000f5502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size="10pt" fo:language="ru" fo:country="RU" style:text-underline-style="none" officeooo:rsid="001106b9" officeooo:paragraph-rsid="001106b9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fo:language="ru" fo:country="RU" style:text-underline-style="none" officeooo:rsid="00127b86" officeooo:paragraph-rsid="0014500a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fo:language="ru" fo:country="RU" style:text-underline-style="none" officeooo:rsid="0014500a" officeooo:paragraph-rsid="0014500a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size="10pt" fo:language="ru" fo:country="RU" style:text-underline-style="none" officeooo:rsid="0015ca56" officeooo:paragraph-rsid="0015ca56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size="10pt" fo:language="ru" fo:country="RU" style:text-underline-style="none" officeooo:rsid="00163a97" officeooo:paragraph-rsid="00163a97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font-size="10pt" style:text-underline-style="none" officeooo:rsid="000c0e2a" officeooo:paragraph-rsid="000f5502" style:font-size-asian="10pt" style:font-size-complex="10pt"/>
    </style:style>
    <style:style style:name="T1" style:family="text">
      <style:text-properties officeooo:rsid="000d3570"/>
    </style:style>
    <style:style style:name="T2" style:family="text">
      <style:text-properties fo:language="ru" fo:country="RU" officeooo:rsid="000d3570"/>
    </style:style>
    <style:style style:name="T3" style:family="text">
      <style:text-properties fo:language="ru" fo:country="RU" officeooo:rsid="000d6f4d"/>
    </style:style>
    <style:style style:name="T4" style:family="text">
      <style:text-properties fo:language="ru" fo:country="RU" officeooo:rsid="000dbbb3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dbbb3"/>
    </style:style>
    <style:style style:name="T7" style:family="text">
      <style:text-properties fo:language="en" fo:country="US" officeooo:rsid="0017f3e6"/>
    </style:style>
    <style:style style:name="T8" style:family="text">
      <style:text-properties style:text-line-through-style="solid" style:text-line-through-type="single" fo:language="ru" fo:country="RU" officeooo:rsid="000dbbb3"/>
    </style:style>
    <style:style style:name="T9" style:family="text">
      <style:text-properties style:text-line-through-style="solid" style:text-line-through-type="single" fo:language="en" fo:country="US" officeooo:rsid="000dbbb3"/>
    </style:style>
    <style:style style:name="T10" style:family="text">
      <style:text-properties fo:color="#b47804" loext:opacity="100%"/>
    </style:style>
    <style:style style:name="T11" style:family="text">
      <style:text-properties fo:color="#b47804" loext:opacity="100%" style:font-name="Lucida Handwriting" fo:font-size="20pt" style:font-size-asian="20pt" style:font-size-complex="20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style:text-underline-style="none" style:font-size-asian="12pt" style:font-size-complex="12pt"/>
    </style:style>
    <style:style style:name="T14" style:family="text">
      <style:text-properties officeooo:rsid="00127b86"/>
    </style:style>
    <style:style style:name="T15" style:family="text">
      <style:text-properties officeooo:rsid="0014500a"/>
    </style:style>
    <style:style style:name="T16" style:family="text">
      <style:text-properties officeooo:rsid="00163a97"/>
    </style:style>
    <style:style style:name="T17" style:family="text">
      <style:text-properties officeooo:rsid="0017f3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1">ART METALL</text:span><text:span text:style-name="T10"> </text:span><text:s text:c="7"/></text:p>
      <text:p text:style-name="P2"/>
      <text:p text:style-name="P2"/>
      <text:p text:style-name="P5"/>
      <text:p text:style-name="P5"/>
      <text:p text:style-name="P5"/>
      <text:p text:style-name="P5"/>
      <text:p text:style-name="P12"><text:span text:style-name="T2">Изделия </text:span><text:span text:style-name="T3">из металла на заказ: Нержавейка, Аллюминий, </text:span><text:span text:style-name="T4">Чёрный метал.</text:span></text:p>
      <text:p text:style-name="P12"><text:span text:style-name="T8">------------------------------------------------------</text:span><text:span text:style-name="T4"> <text:s/></text:span><text:span text:style-name="T6">&amp; <text:s/></text:span><text:span text:style-name="T9">-----------------------------------------------------------</text:span></text:p>
      <text:p text:style-name="P12"><text:span text:style-name="T4">Сварные металлоконструкции от небольших объектов до масштабных архитектурных форм.</text:span> <text:s text:c="9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 text:c="110"/>Tel: +372 5555 3674</text:p>
      <text:p text:style-name="P3"><text:span text:style-name="T12"><text:s text:c="110"/>Email: </text:span><text:a xlink:type="simple" xlink:href="mailto:artmetallnarva@gmail.com" text:style-name="Internet_20_link" text:visited-style-name="Visited_20_Internet_20_Link"><text:span text:style-name="T13">artmetallnarva@gmail.com</text:span></text:a></text:p>
      <text:p text:style-name="P15"><text:s text:c="110"/>Joala 25 E-5, Narva <text:span text:style-name="T1">20104 Estonia</text:span></text:p>
      <text:p text:style-name="P15"/>
      <text:p text:style-name="P4">----------------------------------------------------------------------------------------------------------------------------</text:p>
      <text:p text:style-name="P4"/>
      <text:p text:style-name="P4"/>
      <text:p text:style-name="P7">Виды Работ:</text:p>
      <text:p text:style-name="P7"/>
      <text:p text:style-name="P7"/>
      <text:p text:style-name="P6">Авто-Обвес, Кенгурятники.</text:p>
      <text:p text:style-name="P17">Используем качественный материал проверенный годами.</text:p>
      <text:p text:style-name="P17"/>
      <text:p text:style-name="P17"/>
      <text:p text:style-name="P8">Лестницы и перила.</text:p>
      <text:p text:style-name="P18">Придают <text:span text:style-name="T14">помещению или зданию </text:span><text:span text:style-name="T15">элегантный и </text:span><text:span text:style-name="T14">неподвластный времени вид.</text:span></text:p>
      <text:p text:style-name="P16"/>
      <text:p text:style-name="P16"/>
      <text:p text:style-name="P9">Микс.</text:p>
      <text:p text:style-name="P19">Спец.контейнеры, Остановки, Вентиляционные соединения, <text:span text:style-name="T15">Глушители, и т. д..</text:span></text:p>
      <text:p text:style-name="P10"/>
      <text:p text:style-name="P10"/>
      <text:p text:style-name="P10"><text:span text:style-name="T15">Беседки и Мебель.</text:span></text:p>
      <text:p text:style-name="P20">Беседки, Навесы, Козырьки, Хозблоки, Дачные <text:span text:style-name="T17">Т</text:span>уалеты и <text:span text:style-name="T17">Д</text:span>ушевые.</text:p>
      <text:p text:style-name="P20"/>
      <text:p text:style-name="P20"/>
      <text:p text:style-name="P11">Балконные Ограждения.</text:p>
      <text:p text:style-name="P21">Создают законченный <text:span text:style-name="T16">и </text:span>правильный архитектурный облик здани<text:span text:style-name="T16">я</text:span>.</text:p>
      <text:p text:style-name="P21"/>
      <text:p text:style-name="P21"/>
      <text:p text:style-name="P11">Гриль.</text:p>
      <text:p text:style-name="P22">Любой<text:span text:style-name="T5"> </text:span><text:span text:style-name="T7">с</text:span><text:span text:style-name="T17">ложности и</text:span><text:span text:style-name="T5"> </text:span>конфигурации.</text:p>
      <text:p text:style-name="P23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Lucida Handwriting" svg:font-family="'Lucida Handwriting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3T18:05:24.513000000</meta:creation-date>
    <dc:date>2021-10-03T19:49:56.989000000</dc:date>
    <meta:editing-duration>PT10M29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21" meta:word-count="91" meta:character-count="1280" meta:non-whitespace-character-count="860"/>
  </office:meta>
</office:document-meta>
</file>